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FreeSans2" svg:font-family="FreeSans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2b51e"/>
    </style:style>
    <style:style style:name="P2" style:family="paragraph" style:parent-style-name="Heading">
      <style:text-properties officeooo:paragraph-rsid="0002b51e"/>
    </style:style>
    <style:style style:name="P3" style:family="paragraph" style:parent-style-name="Heading_20_2" style:master-page-name="Standard">
      <style:paragraph-properties fo:margin-top="0.353cm" fo:margin-bottom="0.212cm" loext:contextual-spacing="false"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2b51e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2b51e"/>
    </style:style>
    <style:style style:name="T5" style:family="text">
      <style:text-properties officeooo:rsid="0002b5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Модуль <text:span text:style-name="T5">if_coin</text:span></text:h>
      <text:h text:style-name="Heading_20_3" text:outline-level="3">Метод checkingcoins</text:h>
      <text:p text:style-name="Heading">Тест №<text:span text:style-name="T5">1</text:span></text:p>
      <text:p text:style-name="Standard"><text:span text:style-name="T1">Цель:</text:span><text:span text:style-name="T3"> </text:span><text:span text:style-name="T4">проверить, передаются ли значения в функцию</text:span></text:p>
      <text:p text:style-name="Standard"><text:span text:style-name="T1">Тип:</text:span> <text:span text:style-name="T5">общий</text:span></text:p>
      <text:p text:style-name="Standard"><text:span text:style-name="T1">Входные данные:</text:span> <text:span text:style-name="T5">координаты (100, 100)</text:span></text:p>
      <text:p text:style-name="Standard"><text:span text:style-name="T1">Ожидаемый результат:</text:span><text:span text:style-name="T3"> <text:s/></text:span><text:span text:style-name="T4">sуспех</text:span></text:p>
      <text:p text:style-name="Standard"/>
      <text:p text:style-name="P2">Тест №<text:span text:style-name="T5">2</text:span></text:p>
      <text:p text:style-name="P1"><text:span text:style-name="T1">Цель:</text:span><text:span text:style-name="T3"> </text:span></text:p>
      <text:p text:style-name="P1"><text:span text:style-name="T1">Тип:</text:span> <text:span text:style-name="T5">положительный</text:span></text:p>
      <text:p text:style-name="P1"><text:span text:style-name="T1">Входные данные:</text:span> <text:span text:style-name="T5">координаты (400, 300)</text:span></text:p>
      <text:p text:style-name="P1"><text:span text:style-name="T1">Ожидаемый результат:</text:span> -<text:span text:style-name="T5">1</text:span></text:p>
      <text:p text:style-name="P1"/>
      <text:p text:style-name="P2">Тест №<text:span text:style-name="T5">3</text:span></text:p>
      <text:p text:style-name="P1"><text:span text:style-name="T1">Цель:</text:span><text:span text:style-name="T3"> </text:span><text:span text:style-name="T4">проверить, возвращает ли функция ожидаемый результат</text:span></text:p>
      <text:p text:style-name="P1"><text:span text:style-name="T1">Тип:</text:span> <text:span text:style-name="T5">положительный</text:span></text:p>
      <text:p text:style-name="P1"><text:span text:style-name="T1">Входные данные:</text:span> <text:span text:style-name="T5">координаты (230, 65)</text:span></text:p>
      <text:p text:style-name="P1"><text:span text:style-name="T1">Ожидаемый результат:</text:span> <text:span text:style-name="T5">2</text:span></text:p>
      <text:p text:style-name="P1"/>
      <text:p text:style-name="P2">Тест №<text:span text:style-name="T5">4</text:span></text:p>
      <text:p text:style-name="P1"><text:span text:style-name="T1">Цель:</text:span><text:span text:style-name="T3"> </text:span><text:span text:style-name="T4">проверить, возвращает ли функция ожидаемый результат</text:span></text:p>
      <text:p text:style-name="P1"><text:span text:style-name="T1">Тип:</text:span> <text:span text:style-name="T5">положительный</text:span></text:p>
      <text:p text:style-name="P1"><text:span text:style-name="T1">Входные данные:</text:span> <text:span text:style-name="T5">координаты (885, 210)</text:span></text:p>
      <text:p text:style-name="P1"><text:span text:style-name="T1">Ожидаемый результат:</text:span> <text:span text:style-name="T5">25</text:span></text:p>
      <text:p text:style-name="P1"/>
      <text:p text:style-name="P2">Тест №<text:span text:style-name="T5">5</text:span></text:p>
      <text:p text:style-name="P1"><text:span text:style-name="T1">Цель:</text:span><text:span text:style-name="T3"> </text:span><text:span text:style-name="T4">проверить, возвращает ли функция ожидаемый результат</text:span></text:p>
      <text:p text:style-name="P1"><text:span text:style-name="T1">Тип:</text:span> <text:span text:style-name="T5">положительный</text:span></text:p>
      <text:p text:style-name="P1"><text:span text:style-name="T1">Входные данные:</text:span> <text:span text:style-name="T5">координаты (10, 400)</text:span></text:p>
      <text:p text:style-name="P1"><text:span text:style-name="T1">Ожидаемый результат:</text:span> <text:span text:style-name="T5">6</text:span></text:p>
      <text:p text:style-name="Standard"/>
      <text:p text:style-name="Standard"/>
      <text:p text:style-name="Head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FreeSans2" svg:font-family="FreeSans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09:04:53.511097200</meta:creation-date>
    <dc:date>2018-06-02T11:38:38.921562619</dc:date>
    <meta:editing-cycles>3</meta:editing-cycles>
    <meta:editing-duration>PT23M2S</meta:editing-duration>
    <meta:document-statistic meta:table-count="0" meta:image-count="0" meta:object-count="0" meta:page-count="1" meta:paragraph-count="27" meta:word-count="93" meta:character-count="680" meta:non-whitespace-character-count="612"/>
    <meta:generator>LibreOffice/6.0.4.2$Linux_X86_64 LibreOffice_project/00m0$Build-2</meta:generator>
  </office:meta>
</office:document-meta>
</file>